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74700000983B993506F.svm"/>
  <manifest:file-entry manifest:media-type="" manifest:full-path="Pictures/2000000700004698000019F2FAE1FA7F.svm"/>
  <manifest:file-entry manifest:media-type="" manifest:full-path="Pictures/2000000700002712000019539163C6CD.svm"/>
  <manifest:file-entry manifest:media-type="" manifest:full-path="Pictures/20000007000013A40000174279E89024.svm"/>
  <manifest:file-entry manifest:media-type="" manifest:full-path="Pictures/200000070000277C000019D87624CF11.svm"/>
  <manifest:file-entry manifest:media-type="" manifest:full-path="Pictures/200000070000569D00001B997376F02C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 style:list-style-name="L1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430786" text:style-name="L1">
        <text:list-item>
          <text:p text:style-name="P2">Mostrar la siguiente información en una página web:</text:p>
        </text:list-item>
      </text:list>
      <text:p text:style-name="P1"><draw:frame draw:style-name="fr1" draw:name="gráficos1" text:anchor-type="paragraph" svg:x="1.272cm" svg:y="0.413cm" svg:width="3.688cm" svg:height="4.433cm" draw:z-index="0"><draw:image xlink:href="Pictures/20000007000013A40000174279E89024.svm" xlink:type="simple" xlink:show="embed" xlink:actuate="onLoad"/></draw:frame></text:p>
      <text:list xml:id="list21271233" text:continue-numbering="true" text:style-name="L1">
        <text:list-item>
          <text:p text:style-name="P2">Confeccionar un formulario que solicite el ingreso del nombre de una persona y permita seleccionar y enviar su foto. </text:p>
        </text:list-item>
      </text:list>
      <text:p text:style-name="P1"><draw:frame draw:style-name="fr1" draw:name="gráficos2" text:anchor-type="paragraph" svg:x="1.274cm" svg:y="0.15cm" svg:width="7.477cm" svg:height="1.822cm" draw:z-index="1"><draw:image xlink:href="Pictures/200000070000274700000983B993506F.svm" xlink:type="simple" xlink:show="embed" xlink:actuate="onLoad"/></draw:frame><text:tab/></text:p>
      <text:list xml:id="list21273160" text:continue-numbering="true" text:style-name="L1">
        <text:list-item>
          <text:p text:style-name="P2">Confeccionar un formulario que solicite los datos personales de una persona y los datos del lugar donde trabaja, cada grupo de datos disponerlos en un fieldset. </text:p>
        </text:list-item>
      </text:list>
      <text:p text:style-name="P1"><draw:frame draw:style-name="fr1" draw:name="gráficos3" text:anchor-type="paragraph" svg:x="1.201cm" svg:y="0.3cm" svg:width="15.586cm" svg:height="5.278cm" draw:z-index="2"><draw:image xlink:href="Pictures/200000070000569D00001B997376F02C.svm" xlink:type="simple" xlink:show="embed" xlink:actuate="onLoad"/></draw:frame></text:p>
      <text:p text:style-name="P1"><text:tab/></text:p>
      <text:list xml:id="list21280278" text:continue-numbering="true" text:style-name="L1">
        <text:list-item>
          <text:p text:style-name="P2">Confeccione un formulario que solicite el ingreso del nombre de una persona. Luego que seleccione si es mayor de edad o no (por defecto inicializar en si),seguidamente el teléfono (cargar por defecto 453-) y por último en un textarea solicitar que ingrese comentarios. </text:p>
        </text:list-item>
      </text:list>
      <text:p text:style-name="P1"><draw:frame draw:style-name="fr1" draw:name="gráficos4" text:anchor-type="paragraph" svg:x="1.332cm" svg:y="0.168cm" svg:width="7.47cm" svg:height="4.643cm" draw:z-index="3"><draw:image xlink:href="Pictures/2000000700002712000019539163C6CD.svm" xlink:type="simple" xlink:show="embed" xlink:actuate="onLoad"/></draw:frame></text:p>
      <text:p text:style-name="P1"/>
      <text:p text:style-name="P1"/>
      <text:list xml:id="list21293769" text:continue-numbering="true" text:style-name="L1">
        <text:list-item>
          <text:p text:style-name="P2">Implementar un formulario que contenga una matriz de tres filas y tres columnas de elementos de tipo text. Hacer que el foco sea por columna, es decir primero tomará foco el text de la primer fila y primer columna, luego el text de la segunda fila y primer columna etc. (si no definimos la propiedad tabindex la carga de datos se efectua por fila) </text:p>
        </text:list-item>
      </text:list>
      <text:p text:style-name="P1"/>
      <text:p text:style-name="P1"/>
      <text:p text:style-name="P1"><text:soft-page-break/></text:p>
      <text:list xml:id="list21272289" text:continue-numbering="true" text:style-name="L1">
        <text:list-item>
          <text:p text:style-name="P2">Confeccionar un formulario que muestre tres controles de tipo radio. Mostrar los textos Niños, Adolescentes y Mayores. Deshabilitar el el elemento radio que corresponde a Niños. </text:p>
        </text:list-item>
      </text:list>
      <text:p text:style-name="P1"><text:line-break/></text:p>
      <text:p text:style-name="P1"/>
      <text:list xml:id="list21286077" text:continue-numbering="true" text:style-name="L1">
        <text:list-item>
          <text:p text:style-name="P2">Confeccionar un formulario que solicite el nombre de usuario y su clave, solo permitir ingresar en el nombres de usuarios hasta 20 caracteres y la claves hasta 12. </text:p>
        </text:list-item>
      </text:list>
      <text:p text:style-name="P1"/>
      <text:p text:style-name="P1"/>
      <text:p text:style-name="P1"/>
      <text:list xml:id="list21295788" text:continue-numbering="true" text:style-name="L1">
        <text:list-item>
          <text:p text:style-name="P2">Confeccionar un formulario que aparezca el nombre de una empresa en un text y el texto de un contrato en un textarea, ambos de solo lectura. </text:p>
        </text:list-item>
      </text:list>
      <text:p text:style-name="P1"/>
      <text:p text:style-name="P1"/>
      <text:list xml:id="list21268617" text:continue-numbering="true" text:style-name="L1">
        <text:list-item>
          <text:p text:style-name="P2">Confeccionar una página que permita hacer un reclamo de reparaciones y se envíen los datos a una dirección de correo. Se debe poder ingresar el nombre, dirección y un comentario del problema. </text:p>
        </text:list-item>
      </text:list>
      <text:p text:style-name="P1"><draw:frame draw:style-name="fr1" draw:name="gráficos5" text:anchor-type="paragraph" svg:x="1.24cm" svg:y="0cm" svg:width="7.101cm" svg:height="4.595cm" draw:z-index="4"><draw:image xlink:href="Pictures/200000070000277C000019D87624CF11.svm" xlink:type="simple" xlink:show="embed" xlink:actuate="onLoad"/></draw:frame></text:p>
      <text:p text:style-name="P1"/>
      <text:list xml:id="list21288292" text:continue-numbering="true" text:style-name="L1">
        <text:list-item>
          <text:p text:style-name="P2">Confeccionar un formulario que solicite el ingreso del nombre, mail y comentarios de un visitante al sitio. Asociar cada control con un elemento label. </text:p>
        </text:list-item>
      </text:list>
      <text:p text:style-name="P1"><draw:frame draw:style-name="fr1" draw:name="gráficos6" text:anchor-type="paragraph" svg:x="0.78cm" svg:y="0.069cm" svg:width="8.802cm" svg:height="3.621cm" draw:z-index="5"><draw:image xlink:href="Pictures/2000000700004698000019F2FAE1FA7F.svm" xlink:type="simple" xlink:show="embed" xlink:actuate="onLoad"/></draw:frame></text:p>
      <text:list xml:id="list21271350" text:continue-numbering="true" text:style-name="L1">
        <text:list-header>
          <text:p text:style-name="P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30T00:32:25.61</meta:creation-date>
    <dc:date>2010-09-30T01:16:36.21</dc:date>
    <meta:editing-duration>PT00H10M31S</meta:editing-duration>
    <meta:editing-cycles>1</meta:editing-cycles>
    <meta:generator>OpenOffice.org/3.2$Win32 OpenOffice.org_project/320m12$Build-9483</meta:generator>
    <meta:document-statistic meta:table-count="0" meta:image-count="6" meta:object-count="0" meta:page-count="2" meta:paragraph-count="13" meta:word-count="305" meta:character-count="1795"/>
  </office:meta>
</office:document-meta>
</file>